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" svg:font-family="'Linux Libertine', Georgia, Times, serif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ans-serif" svg:font-family="sans-serif"/>
  </office:font-face-decls>
  <office:automatic-styles>
    <style:style style:name="P1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02122" loext:opacity="100%" style:font-name="sans-serif" fo:font-size="10.5pt" fo:letter-spacing="normal" fo:font-style="normal" fo:font-weight="normal"/>
    </style:style>
    <style:style style:name="P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02122" loext:opacity="100%" style:font-name="sans-serif" fo:font-size="10.5pt" fo:letter-spacing="normal" fo:font-style="normal" fo:font-weight="normal" officeooo:paragraph-rsid="0019da9b"/>
    </style:style>
    <style:style style:name="P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02122" loext:opacity="100%" style:font-name="sans-serif" fo:font-size="10.5pt" fo:letter-spacing="normal" fo:font-style="normal" fo:font-weight="normal" officeooo:paragraph-rsid="001ac764"/>
    </style:style>
    <style:style style:name="P4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02122" loext:opacity="100%" style:font-name="sans-serif" fo:font-size="10.5pt" fo:letter-spacing="normal" fo:font-style="normal" fo:font-weight="normal" officeooo:rsid="001bc1dc" officeooo:paragraph-rsid="001bc1dc"/>
    </style:style>
    <style:style style:name="P5" style:family="paragraph" style:parent-style-name="Text_20_body" style:list-style-name="L1">
      <style:paragraph-properties fo:orphans="2" fo:widows="2"/>
      <style:text-properties fo:font-variant="normal" fo:text-transform="none" fo:color="#202122" loext:opacity="100%" style:font-name="sans-serif" fo:font-size="10.5pt" fo:letter-spacing="normal" fo:font-style="normal" fo:font-weight="normal" officeooo:rsid="001bc1dc" officeooo:paragraph-rsid="001bc1dc"/>
    </style:style>
    <style:style style:name="P6" style:family="paragraph" style:parent-style-name="Text_20_body">
      <style:paragraph-properties fo:margin-left="0cm" fo:margin-right="0cm" fo:orphans="2" fo:widows="2" fo:text-indent="0cm" style:auto-text-indent="false"/>
    </style:style>
    <style:style style:name="T1" style:family="text">
      <style:text-properties fo:font-variant="normal" fo:text-transform="none" fo:color="#202122" loext:opacity="100%" style:font-name="sans-serif" fo:font-size="10.5pt" fo:letter-spacing="normal" fo:font-style="normal" fo:font-weight="normal"/>
    </style:style>
    <style:style style:name="T2" style:family="text">
      <style:text-properties fo:font-variant="normal" fo:text-transform="none" fo:color="#0645ad" loext:opacity="100%" style:text-line-through-style="none" style:text-line-through-type="none" style:font-name="sans-serif" fo:font-size="10.5pt" fo:letter-spacing="normal" fo:font-style="normal" style:text-underline-style="none" fo:font-weight="normal" style:text-blinking="false"/>
    </style:style>
    <style:style style:name="T3" style:family="text">
      <style:text-properties fo:font-variant="normal" fo:text-transform="none" fo:color="#0645ad" loext:opacity="100%" style:text-line-through-style="none" style:text-line-through-type="none" style:font-name="sans-serif" fo:font-size="8.25pt" fo:letter-spacing="normal" fo:font-style="normal" style:text-underline-style="none" fo:font-weight="normal" style:text-blinking="false"/>
    </style:style>
    <style:style style:name="T4" style:family="text">
      <style:text-properties officeooo:rsid="0019da9b"/>
    </style:style>
    <style:style style:name="T5" style:family="text">
      <style:text-properties fo:color="#0645ad" loext:opacity="100%" style:text-line-through-style="none" style:text-line-through-type="none" style:text-underline-style="none" style:text-blinking="false"/>
    </style:style>
    <style:style style:name="T6" style:family="text">
      <style:text-properties fo:color="#ba0000" loext:opacity="100%" style:text-line-through-style="none" style:text-line-through-type="none" style:text-underline-style="none" style:text-blinking="false"/>
    </style:style>
    <style:style style:name="T7" style:family="text">
      <style:text-properties fo:color="#3366bb" loext:opacity="100%" style:text-line-through-style="none" style:text-line-through-type="none" fo:font-size="8.25pt" style:text-underline-style="none" style:text-blinking="false"/>
    </style:style>
    <style:style style:name="T8" style:family="text">
      <style:text-properties officeooo:rsid="001ac764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Идея создания дешёвого компьютера появилась в 2006 году у группы коллег: <text:a xlink:type="simple" xlink:href="https://ru.wikipedia.org/wiki/Аптон,_Эбен" text:style-name="Internet_20_link" text:visited-style-name="Visited_20_Internet_20_Link"><text:span text:style-name="T5">Эбена Аптона</text:span></text:a>, Роба Маллинса, Джека Ланга и <text:a xlink:type="simple" xlink:href="https://ru.wikipedia.org/w/index.php?title=Майкрофт,_Алан&amp;action=edit&amp;redlink=1" text:style-name="Internet_20_link" text:visited-style-name="Visited_20_Internet_20_Link"><text:span text:style-name="T6">Алана Майкрофта</text:span></text:a><text:a xlink:type="simple" xlink:href="https://en.wikipedia.org/wiki/Alan_Mycroft" text:style-name="Internet_20_link" text:visited-style-name="Visited_20_Internet_20_Link"><text:span text:style-name="T7">[en]</text:span></text:a>. Они создали несколько прототипов, после чего к ним присоединился <text:a xlink:type="simple" xlink:href="https://ru.wikipedia.org/wiki/Брэбен,_Дэвид" text:style-name="Internet_20_link" text:visited-style-name="Visited_20_Internet_20_Link"><text:span text:style-name="T5">Дэвид Брэбен</text:span></text:a>, они основали фонд <text:a xlink:type="simple" xlink:href="https://ru.wikipedia.org/wiki/Raspberry_Pi_Foundation" text:style-name="Internet_20_link" text:visited-style-name="Visited_20_Internet_20_Link"><text:span text:style-name="T5">Raspberry Pi Foundation</text:span></text:a> и начали работу над компьютером.</text:p>
      <text:p text:style-name="P6"><text:span text:style-name="T1">В мае 2011 года Брэбен представил первый концепт Raspberry Pi размером с </text:span><text:a xlink:type="simple" xlink:href="https://ru.wikipedia.org/wiki/USB-флеш-накопитель" text:style-name="Internet_20_link" text:visited-style-name="Visited_20_Internet_20_Link"><text:span text:style-name="T2">USB-флеш-накопитель</text:span></text:a><text:bookmark text:name="cite_ref-chipua_7-0"/><text:a xlink:type="simple" xlink:href="https://ru.wikipedia.org/wiki/Raspberry_Pi#cite_note-chipua-7" text:style-name="Internet_20_link" text:visited-style-name="Visited_20_Internet_20_Link">[7]</text:a><text:bookmark text:name="cite_ref-bbcpresent_8-0"/><text:a xlink:type="simple" xlink:href="https://ru.wikipedia.org/wiki/Raspberry_Pi#cite_note-bbcpresent-8" text:style-name="Internet_20_link" text:visited-style-name="Visited_20_Internet_20_Link">[8]</text:a><text:span text:style-name="T1">.</text:span></text:p>
      <text:p text:style-name="P6"><text:span text:style-name="T1">В конце июля 2011 года была закончена и отправлена в производство </text:span><text:a xlink:type="simple" xlink:href="https://ru.wikipedia.org/wiki/Альфа-тестирование" text:style-name="Internet_20_link" text:visited-style-name="Visited_20_Internet_20_Link"><text:span text:style-name="T2">альфа-версия</text:span></text:a><text:span text:style-name="T1"> платы, а уже 12 августа Raspberry Pi Foundation получила первую партию устройств. Альфа-версия компьютера содержала некоторые тестовые функции и дорогие детали, которые убрали из финальной версии. Также конечная версия платы на 20 % меньше и состоит из четырёх слоёв, а не из шести</text:span><text:bookmark text:name="cite_ref-alphasended_1-1"/><text:a xlink:type="simple" xlink:href="https://ru.wikipedia.org/wiki/Raspberry_Pi#cite_note-alphasended-1" text:style-name="Internet_20_link" text:visited-style-name="Visited_20_Internet_20_Link">[1]</text:a><text:bookmark text:name="cite_ref-alphacreated_9-0"/><text:a xlink:type="simple" xlink:href="https://ru.wikipedia.org/wiki/Raspberry_Pi#cite_note-alphacreated-9" text:style-name="Internet_20_link" text:visited-style-name="Visited_20_Internet_20_Link">[9]</text:a><text:span text:style-name="T1">.</text:span></text:p>
      <text:p text:style-name="P6"><text:span text:style-name="T1">10 января 2012 года компания объявила о начале производства первой партии</text:span><text:bookmark text:name="cite_ref-manufstarted_10-0"/><text:a xlink:type="simple" xlink:href="https://ru.wikipedia.org/wiki/Raspberry_Pi#cite_note-manufstarted-10" text:style-name="Internet_20_link" text:visited-style-name="Visited_20_Internet_20_Link"><text:span text:style-name="T3">[10]</text:span></text:a><text:span text:style-name="T1"> из 10 тысяч плат модели «B»</text:span><text:bookmark text:name="cite_ref-11"/><text:a xlink:type="simple" xlink:href="https://ru.wikipedia.org/wiki/Raspberry_Pi#cite_note-11" text:style-name="Internet_20_link" text:visited-style-name="Visited_20_Internet_20_Link"><text:span text:style-name="T3">[11]</text:span></text:a><text:span text:style-name="T1">.</text:span></text:p>
      <text:p text:style-name="P6"><text:span text:style-name="T1">29 февраля 2012 года началась продажа плат модели «B»</text:span><text:bookmark text:name="cite_ref-start_12-0"/><text:a xlink:type="simple" xlink:href="https://ru.wikipedia.org/wiki/Raspberry_Pi#cite_note-start-12" text:style-name="Internet_20_link" text:visited-style-name="Visited_20_Internet_20_Link"><text:span text:style-name="T3">[12]</text:span></text:a><text:span text:style-name="T1">.</text:span></text:p>
      <text:p text:style-name="P1">16 июля 2012 года разработчики проекта сообщили о снятии ограничений на заказ устройств Raspberry Pi «B».</text:p>
      <text:p text:style-name="P1">14 декабря 2012 года Raspberry Pi «A» запущена в производство.</text:p>
      <text:p text:style-name="P1">14 июля 2014 года разработчики проекта выпустили Raspberry Pi «B+».<text:span text:style-name="T4">[wiki]</text:span></text:p>
      <text:p text:style-name="P3">Xunlong <text:span text:style-name="T8">вдохновилась идеей <text:s/>Raspberry и решила создать аналог.</text:span></text:p>
      <text:p text:style-name="P2"/>
      <text:p text:style-name="P2">Первой платой, произведенной Xunlong, была Orange Pi в ноябре 2014 года, производство которой было прекращено в мае 2016 года.<text:span text:style-name="T4">[</text:span><text:a xlink:type="simple" xlink:href="https://wiki.geekworm.com/Orange_Pi" text:style-name="Internet_20_link" text:visited-style-name="Visited_20_Internet_20_Link"><text:span text:style-name="T4">https://wiki.geekworm.com/Orange_Pi</text:span></text:a><text:span text:style-name="T4">]</text:span></text:p>
      <text:p text:style-name="P4">Далее последовали:</text:p>
      <text:list xml:id="list2513185506" text:style-name="L1">
        <text:list-item>
          <text:p text:style-name="P5">Orange Pi One</text:p>
        </text:list-item>
        <text:list-item>
          <text:p text:style-name="P5">Orange Pi Zero</text:p>
        </text:list-item>
        <text:list-item>
          <text:p text:style-name="P5">Orange Pi pc</text:p>
        </text:list-item>
        <text:list-item>
          <text:p text:style-name="P5">Orange Pi PC Plus</text:p>
        </text:list-item>
        <text:list-item>
          <text:p text:style-name="P5">Orange Pi Plus 2E</text:p>
        </text:list-item>
        <text:list-item>
          <text:p text:style-name="P5">Orange Pi PC2</text:p>
        </text:list-item>
        <text:list-item>
          <text:p text:style-name="P5">Orange Pi lite</text:p>
        </text:list-item>
        <text:list-item>
          <text:p text:style-name="P5">Orange Pi 2</text:p>
        </text:list-item>
        <text:list-item>
          <text:p text:style-name="P5">Orange Pi 2E</text:p>
        </text:list-item>
        <text:list-item>
          <text:p text:style-name="P5">Orange Pi Win</text:p>
        </text:list-item>
        <text:list-item>
          <text:p text:style-name="P5">Orange Pi Nas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" svg:font-family="'Linux Libertine', Georgia, Times, serif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4T19:14:20.657617130</meta:creation-date>
    <dc:date>2022-10-24T20:32:26.381518002</dc:date>
    <meta:editing-duration>PT13M53S</meta:editing-duration>
    <meta:editing-cycles>2</meta:editing-cycles>
    <meta:generator>LibreOffice/7.3.6.2$Linux_X86_64 LibreOffice_project/30$Build-2</meta:generator>
    <meta:document-statistic meta:table-count="0" meta:image-count="0" meta:object-count="0" meta:page-count="1" meta:paragraph-count="22" meta:word-count="247" meta:character-count="1567" meta:non-whitespace-character-count="1352"/>
  </office:meta>
</office:document-meta>
</file>